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93b4b" officeooo:paragraph-rsid="0007a335"/>
    </style:style>
    <style:style style:name="P2" style:family="paragraph" style:parent-style-name="Heading">
      <style:paragraph-properties fo:text-align="center" style:justify-single-word="false"/>
    </style:style>
    <style:style style:name="P3" style:family="paragraph" style:parent-style-name="Text_20_body" style:master-page-name="">
      <style:paragraph-properties fo:margin-left="0.5in" fo:margin-right="0in" fo:margin-top="0in" fo:margin-bottom="0.0972in" style:contextual-spacing="false" fo:line-height="120%" fo:text-indent="0in" style:auto-text-indent="false" style:page-number="auto"/>
    </style:style>
    <style:style style:name="P4" style:family="paragraph" style:parent-style-name="Heading" style:list-style-name="L4"/>
    <style:style style:name="P5" style:family="paragraph" style:parent-style-name="Heading" style:list-style-name="L5"/>
    <style:style style:name="P6" style:family="paragraph" style:parent-style-name="Heading" style:list-style-name="L6"/>
    <style:style style:name="P7" style:family="paragraph" style:parent-style-name="Heading" style:list-style-name="L3">
      <style:text-properties officeooo:rsid="0017d94d" officeooo:paragraph-rsid="0017d94d"/>
    </style:style>
    <style:style style:name="P8" style:family="paragraph" style:parent-style-name="Text_20_body" style:list-style-name="L7">
      <style:text-properties officeooo:rsid="000ef9c2" officeooo:paragraph-rsid="000ef9c2"/>
    </style:style>
    <style:style style:name="P9" style:family="paragraph" style:parent-style-name="Text_20_body" style:list-style-name="L7">
      <style:text-properties officeooo:paragraph-rsid="000f6688"/>
    </style:style>
    <style:style style:name="P10" style:family="paragraph" style:parent-style-name="Text_20_body" style:list-style-name="L7">
      <style:text-properties officeooo:rsid="000f6688" officeooo:paragraph-rsid="000f6688"/>
    </style:style>
    <style:style style:name="P11" style:family="paragraph" style:parent-style-name="Text_20_body" style:list-style-name="L7">
      <style:text-properties officeooo:rsid="0010a365" officeooo:paragraph-rsid="0010a365"/>
    </style:style>
    <style:style style:name="P12" style:family="paragraph" style:parent-style-name="Text_20_body">
      <style:text-properties officeooo:rsid="0010a365" officeooo:paragraph-rsid="0010a365"/>
    </style:style>
    <style:style style:name="P13" style:family="paragraph" style:parent-style-name="Text_20_body" style:list-style-name="L15">
      <style:text-properties officeooo:rsid="0015f092" officeooo:paragraph-rsid="0015f092"/>
    </style:style>
    <style:style style:name="P14" style:family="paragraph" style:parent-style-name="Text_20_body">
      <style:text-properties officeooo:rsid="0015f092" officeooo:paragraph-rsid="0015f092"/>
    </style:style>
    <style:style style:name="P15" style:family="paragraph" style:parent-style-name="Text_20_body" style:list-style-name="L16">
      <style:text-properties officeooo:rsid="0015f092" officeooo:paragraph-rsid="0015f092"/>
    </style:style>
    <style:style style:name="P16" style:family="paragraph" style:parent-style-name="Text_20_body" style:list-style-name="L16">
      <style:text-properties officeooo:rsid="0017d94d" officeooo:paragraph-rsid="0017d94d"/>
    </style:style>
    <style:style style:name="P17" style:family="paragraph" style:parent-style-name="Text_20_body" style:list-style-name="L3">
      <style:text-properties officeooo:rsid="0017d94d" officeooo:paragraph-rsid="0017d94d"/>
    </style:style>
    <style:style style:name="P18" style:family="paragraph" style:parent-style-name="Text_20_body" style:list-style-name="L17">
      <style:text-properties officeooo:rsid="0017d94d" officeooo:paragraph-rsid="0017d94d"/>
    </style:style>
    <style:style style:name="P19" style:family="paragraph" style:parent-style-name="Subtitle">
      <style:text-properties officeooo:rsid="000ec857" officeooo:paragraph-rsid="000ec857"/>
    </style:style>
    <style:style style:name="P20" style:family="paragraph" style:parent-style-name="Heading_20_2">
      <style:text-properties officeooo:paragraph-rsid="000b3197"/>
    </style:style>
    <style:style style:name="T1" style:family="text">
      <style:text-properties officeooo:rsid="0007a335"/>
    </style:style>
    <style:style style:name="T2" style:family="text">
      <style:text-properties officeooo:rsid="000a65d5"/>
    </style:style>
    <style:style style:name="T3" style:family="text">
      <style:text-properties officeooo:rsid="000ec857"/>
    </style:style>
    <style:style style:name="T4" style:family="text">
      <style:text-properties officeooo:rsid="000ef9c2"/>
    </style:style>
    <style:style style:name="T5" style:family="text">
      <style:text-properties officeooo:rsid="000f6688"/>
    </style:style>
    <style:style style:name="T6" style:family="text">
      <style:text-properties officeooo:rsid="0011500a"/>
    </style:style>
    <style:style style:name="T7" style:family="text">
      <style:text-properties officeooo:rsid="0017d94d"/>
    </style:style>
    <style:style style:name="T8" style:family="text">
      <style:text-properties officeooo:rsid="0019974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6457in" fo:text-indent="-0.25in" fo:margin-left="0.645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957in" fo:text-indent="-0.25in" fo:margin-left="0.895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457in" fo:text-indent="-0.25in" fo:margin-left="1.145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957in" fo:text-indent="-0.25in" fo:margin-left="1.395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457in" fo:text-indent="-0.25in" fo:margin-left="1.645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957in" fo:text-indent="-0.25in" fo:margin-left="1.895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457in" fo:text-indent="-0.25in" fo:margin-left="2.145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957in" fo:text-indent="-0.25in" fo:margin-left="2.395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457in" fo:text-indent="-0.25in" fo:margin-left="2.645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957in" fo:text-indent="-0.25in" fo:margin-left="2.8957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ject <text:span text:style-name="T3">2</text:span></text:p>
      <text:p text:style-name="P19">BitTorrent</text:p>
      <text:p text:style-name="P2">Akshay Dorwat ( adorwat <text:span text:style-name="T2">)</text:span></text:p>
      <text:h text:style-name="Heading_20_2" text:outline-level="2">Description</text:h>
      <text:p text:style-name="Text_20_body"><text:span text:style-name="T3">BitTorrent project</text:span> is a subset of actual <text:span text:style-name="T3">bit torrent protocol implementation.</text:span> <text:span text:style-name="T3">This project implements core section of actual protocol.</text:span></text:p>
      <text:h text:style-name="Heading_20_2" text:outline-level="2">How Does it Work<text:span text:style-name="T8">s</text:span> !</text:h>
      <text:list xml:id="list2948509821721266895" text:style-name="L7">
        <text:list-item>
          <text:p text:style-name="P8">Bind server IP and port to socket for server. It will be non-blocking</text:p>
        </text:list-item>
        <text:list-item>
          <text:p text:style-name="P8">Initialize the Torrent Context</text:p>
          <text:list>
            <text:list-item>
              <text:p text:style-name="P8">Parse Torrent File generate meta data.</text:p>
            </text:list-item>
            <text:list-item>
              <text:p text:style-name="P8">Generate info hash over info dictionary.</text:p>
            </text:list-item>
            <text:list-item>
              <text:p text:style-name="P8">Try to find file to save in save directory if available compute hash over it. In parallel with this also load all the piece objects in the Torrent.</text:p>
            </text:list-item>
            <text:list-item>
              <text:p text:style-name="P8">If all hash matches then it is SEEDER else it is LEECHER</text:p>
            </text:list-item>
            <text:list-item>
              <text:p text:style-name="P8">if it is seeder. Start Request Processor on thread which serves request from leecher with piece message</text:p>
            </text:list-item>
            <text:list-item>
              <text:p text:style-name="P8">If it is leecher. <text:s/></text:p>
              <text:list>
                <text:list-item>
                  <text:p text:style-name="P8">Start thread to connect Seeder using handshake mechanism. </text:p>
                </text:list-item>
                <text:list-item>
                  <text:p text:style-name="P8">Start <text:span text:style-name="T5">thread for Piece Requestor which will send Request message to connected seeder.</text:span></text:p>
                </text:list-item>
                <text:list-item>
                  <text:p text:style-name="P10">Start thread for Piece Processor which will process Piece message received from the seeder.</text:p>
                </text:list-item>
              </text:list>
            </text:list-item>
          </text:list>
        </text:list-item>
        <text:list-item>
          <text:p text:style-name="P9"><text:span text:style-name="T4">Start Reactor which uses POLL system call. Register ACCEPT event for server in poll descriptor.</text:span></text:p>
          <text:list>
            <text:list-item>
              <text:p text:style-name="P11">It will accept connection on server socket and create connectionHandler for them also register connection handler and socket with event register.</text:p>
            </text:list-item>
            <text:list-item>
              <text:p text:style-name="P11"><text:soft-page-break/>On poll time out, Poll descriptor array will be populated from event register and loop goes for ever unless not exited with condition.</text:p>
            </text:list-item>
            <text:list-item>
              <text:p text:style-name="P11">On arrival of data on socket, handle method on appropriate connection handler is called.</text:p>
            </text:list-item>
          </text:list>
        </text:list-item>
        <text:list-item>
          <text:p text:style-name="P11">Connection handler's handle method receives data from the reactor. It buffers that data unless until full message it received</text:p>
          <text:list>
            <text:list-item>
              <text:p text:style-name="P11">It check for handshake message and verify them. If not verified it severs the connection.</text:p>
            </text:list-item>
            <text:list-item>
              <text:p text:style-name="P11">If connection is not initiated by the this client then reply handshake message is send.</text:p>
            </text:list-item>
            <text:list-item>
              <text:p text:style-name="P11">If message is not handshake but it has appropriate length then it is send to peer for further processing.</text:p>
            </text:list-item>
          </text:list>
        </text:list-item>
        <text:list-item>
          <text:p text:style-name="P11">Peer's readMessage function receive data from the connection handler.</text:p>
          <text:list>
            <text:list-header>
              <text:p text:style-name="P11">It switch to co responding message according to the message type. It supports messages:</text:p>
              <text:list>
                <text:list-item>
                  <text:p text:style-name="P11">CHOKE</text:p>
                  <text:list>
                    <text:list-header>
                      <text:p text:style-name="P11">Chokes the connection</text:p>
                    </text:list-header>
                  </text:list>
                </text:list-item>
                <text:list-item>
                  <text:p text:style-name="P11">UNCHOKE</text:p>
                </text:list-item>
              </text:list>
            </text:list-header>
          </text:list>
        </text:list-item>
      </text:list>
      <text:p text:style-name="P12"><text:tab/><text:tab/> <text:s text:c="4"/>Unchokes the connection</text:p>
      <text:list xml:id="list132442241252289" text:continue-numbering="true" text:style-name="L7">
        <text:list-item>
          <text:list>
            <text:list-item>
              <text:list>
                <text:list-item>
                  <text:p text:style-name="P11">INTERESTED</text:p>
                  <text:list>
                    <text:list-header>
                      <text:p text:style-name="P11">Set peer interested</text:p>
                    </text:list-header>
                  </text:list>
                </text:list-item>
                <text:list-item>
                  <text:p text:style-name="P11">NOT_INTERESTED</text:p>
                  <text:list>
                    <text:list-header>
                      <text:p text:style-name="P11">Set peer not interested</text:p>
                    </text:list-header>
                  </text:list>
                </text:list-item>
                <text:list-item>
                  <text:p text:style-name="P11">BITFIELD</text:p>
                  <text:list>
                    <text:list-header>
                      <text:p text:style-name="P11">Update the peer's piece <text:s/>bit vector with bit field message</text:p>
                    </text:list-header>
                  </text:list>
                </text:list-item>
                <text:list-item>
                  <text:p text:style-name="P11">REQUEST</text:p>
                </text:list-item>
              </text:list>
            </text:list-item>
          </text:list>
        </text:list-item>
      </text:list>
      <text:p text:style-name="P12"><text:tab/><text:tab/> <text:s text:c="4"/>Queues this request with the Request processor</text:p>
      <text:list xml:id="list132440598053793" text:continue-numbering="true" text:style-name="L7">
        <text:list-item>
          <text:list>
            <text:list-item>
              <text:list>
                <text:list-item>
                  <text:list>
                    <text:list-item>
                      <text:list>
                        <text:list-header>
                          <text:p text:style-name="P11"/>
                        </text:list-header>
                      </text:list>
                    </text:list-item>
                  </text:list>
                </text:list-item>
                <text:list-item>
                  <text:p text:style-name="P11"><text:soft-page-break/>PIECE </text:p>
                </text:list-item>
              </text:list>
            </text:list-item>
          </text:list>
        </text:list-item>
      </text:list>
      <text:p text:style-name="P12"><text:tab/><text:tab/><text:span text:style-name="T6">Queues this message with piece Processor</text:span></text:p>
      <text:list xml:id="list6630429101021213928" text:style-name="L15">
        <text:list-item>
          <text:p text:style-name="P13">If it is new connection on the Seeder then</text:p>
        </text:list-item>
      </text:list>
      <text:p text:style-name="P14"><text:tab/><text:tab/>Send BITFIELD and UNCHOKE message.</text:p>
      <text:list xml:id="list1434323187563693661" text:style-name="L16">
        <text:list-item>
          <text:p text:style-name="P15">On leecher side, process the BITFIELD message and UNCHOKE message start generating request. Requests are made randomly on Pieces and Peers.</text:p>
        </text:list-item>
        <text:list-item>
          <text:p text:style-name="P15">Request Processor will remove exactly one request from the queue. It will fetch that Piece index, offset and length and call send PIECE message function on Peer. Which will put all things in buffer and send it to connection handler for writing on the socket.</text:p>
        </text:list-item>
        <text:list-item>
          <text:p text:style-name="P15"><text:span text:style-name="T7">Piece Processor will remove Piece message from the queue. It will write data to file system using file handler and Piece object. If all data on the piece is received it will verify the hash.</text:span></text:p>
        </text:list-item>
        <text:list-item>
          <text:p text:style-name="P16">Above process continue tilll all the Pieces are received and verified</text:p>
        </text:list-item>
      </text:list>
      <text:h text:style-name="P20" text:outline-level="2">Source Code file description</text:h>
      <text:list xml:id="list5684018702732449875" text:style-name="L3">
        <text:list-header>
          <text:p text:style-name="P7">Please refer to README File.</text:p>
          <text:p text:style-name="P17"/>
        </text:list-header>
      </text:list>
      <text:h text:style-name="Heading_20_2" text:outline-level="2">Credits</text:h>
      <text:p text:style-name="P1"/>
      <text:list xml:id="list2977876167918260268" text:style-name="L17">
        <text:list-item>
          <text:p text:style-name="P18">IBM socket programming guide</text:p>
          <text:p text:style-name="P18">http://www-01.ibm.com/support/knowledgecenter/ssw_ibm_i_53/rzab6/rzab6soxoverview.htm</text:p>
        </text:list-item>
        <text:list-item>
          <text:p text:style-name="P18"><text:s/>Linux Manual pages</text:p>
        </text:list-item>
        <text:list-item>
          <text:p text:style-name="P18">https://github.com/progschj/ThreadPool</text:p>
        </text:list-item>
        <text:list-item>
          <text:p text:style-name="P18"><text:s/>https://wiki.theory.org/BitTorrentSpecification</text:p>
        </text:list-item>
      </text:list>
      <text:p text:style-name="P1"><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fo:font-size="14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1" style:font-family-asian="'Droid Sans'"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6T22:41:23.213542459</meta:creation-date>
    <dc:date>2014-10-19T13:24:40.235118541</dc:date>
    <meta:editing-duration>PT1H5M13S</meta:editing-duration>
    <meta:editing-cycles>16</meta:editing-cycles>
    <meta:generator>LibreOffice/4.2.6.3$Linux_X86_64 LibreOffice_project/420m0$Build-3</meta:generator>
    <meta:document-statistic meta:table-count="0" meta:image-count="0" meta:object-count="0" meta:page-count="3" meta:paragraph-count="57" meta:word-count="550" meta:character-count="3361" meta:non-whitespace-character-count="2876"/>
  </office:meta>
</office:document-meta>
</file>